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103881" officeooo:paragraph-rsid="001fb90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Behavioural</text:span><text:span text:style-name="T1">:</text:span> </text:p>
      <text:p text:style-name="P1"/>
      <text:p text:style-name="P1">Chain of Responsibility</text:p>
      <text:p text:style-name="P1">Command</text:p>
      <text:p text:style-name="P1">Interpreter</text:p>
      <text:p text:style-name="P1">Iterator</text:p>
      <text:p text:style-name="P1">Mediator</text:p>
      <text:p text:style-name="P1">Memento</text:p>
      <text:p text:style-name="P1">Observer</text:p>
      <text:p text:style-name="P1">State</text:p>
      <text:p text:style-name="P1">Strategy</text:p>
      <text:p text:style-name="P1">Template Method</text:p>
      <text:p text:style-name="P1">Visi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0:53:45.267000000</meta:creation-date>
    <dc:date>2019-01-28T01:01:08.715000000</dc:date>
    <meta:editing-duration>PT7M23S</meta:editing-duration>
    <meta:editing-cycles>1</meta:editing-cycles>
    <meta:document-statistic meta:table-count="0" meta:image-count="0" meta:object-count="0" meta:page-count="1" meta:paragraph-count="12" meta:word-count="15" meta:character-count="120" meta:non-whitespace-character-count="116"/>
    <meta:generator>LibreOffice/6.1.4.2$Windows_X86_64 LibreOffice_project/9d0f32d1f0b509096fd65e0d4bec26ddd1938fd3</meta:generator>
  </office:meta>
</office:document-meta>
</file>